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9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9.0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4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82cm" fo:break-before="auto" style:use-optimal-row-height="true"/>
    </style:style>
    <style:style style:name="ro9" style:family="table-row">
      <style:table-row-properties style:row-height="0.993cm" fo:break-before="auto" style:use-optimal-row-height="true"/>
    </style:style>
    <style:style style:name="ro10" style:family="table-row">
      <style:table-row-properties style:row-height="1.462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0.8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</style:style>
    <style:style style:name="ce6" style:family="table-cell" style:parent-style-name="Default">
      <style:table-cell-properties fo:wrap-option="wrap" fo:padding="0.049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 fo:padding="0.049cm"/>
    </style:style>
    <style:style style:name="ce8" style:family="table-cell" style:parent-style-name="Default">
      <style:table-cell-properties fo:wrap-option="wrap" fo:padding="0.049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fo:padding="0.049cm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wrap-option="wrap" fo:border="none" fo:padding="0.049cm"/>
      <style:paragraph-properties fo:text-align="justify" fo:margin-left="0cm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padding="0.049cm" fo:border-right="none" fo:border-top="0.06pt solid #000000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 fo:wrap-option="wrap" fo:padding="0.049cm"/>
      <style:paragraph-properties fo:text-align="justify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</style:style>
    <style:style style:name="ce23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2">
      <style:table-cell-properties style:text-align-source="fix" style:repeat-content="false" fo:wrap-option="wrap"/>
      <style:paragraph-properties fo:text-align="center"/>
    </style:style>
    <style:style style:name="ce25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/>
    </style:style>
    <style:style style:name="ce28" style:family="table-cell" style:parent-style-name="Default" style:data-style-name="N2">
      <style:table-cell-properties style:text-align-source="fix" style:repeat-content="false" fo:wrap-option="wrap" fo:border="none"/>
      <style:paragraph-properties fo:text-align="center"/>
    </style:style>
    <style:style style:name="ce2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justify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justify"/>
    </style:style>
    <style:style style:name="ce3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justify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justify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justify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number-columns-repeated="3" table:default-cell-style-name="ce16"/>
        <table:table-column table:style-name="co4" table:default-cell-style-name="ce24"/>
        <table:table-column table:style-name="co3" table:number-columns-repeated="3" table:default-cell-style-name="ce16"/>
        <table:table-column table:style-name="co4" table:default-cell-style-name="ce24"/>
        <table:table-column table:style-name="co5" table:default-cell-style-name="ce37"/>
        <table:table-row table:style-name="ro1">
          <table:table-cell/>
          <table:table-cell table:style-name="ce6" office:value-type="string">
            <text:p>David Ramirez</text:p>
          </table:table-cell>
          <table:table-cell table:style-name="ce15" table:number-columns-repeated="3"/>
          <table:table-cell table:style-name="ce23"/>
          <table:table-cell table:style-name="ce15" table:number-columns-repeated="3"/>
          <table:table-cell table:style-name="ce23"/>
          <table:table-cell table:style-name="ce29" office:value-type="string">
            <text:p>Actividad 7.2</text:p>
          </table:table-cell>
        </table:table-row>
        <table:table-row table:style-name="ro2">
          <table:table-cell/>
          <table:table-cell table:style-name="ce6" office:value-type="string">
            <text:p>Jose Ignacio Sánchez</text:p>
          </table:table-cell>
          <table:table-cell table:style-name="ce15" table:number-columns-repeated="3"/>
          <table:table-cell table:style-name="ce23"/>
          <table:table-cell table:style-name="ce15" table:number-columns-repeated="3"/>
          <table:table-cell table:style-name="ce23"/>
          <table:table-cell table:style-name="ce30"/>
        </table:table-row>
        <table:table-row table:style-name="ro2">
          <table:table-cell/>
          <table:table-cell table:style-name="ce6" office:value-type="string">
            <text:p>Josu Rodríguez</text:p>
          </table:table-cell>
          <table:table-cell table:style-name="ce15" table:number-columns-repeated="3"/>
          <table:table-cell table:style-name="ce23"/>
          <table:table-cell table:style-name="ce15" table:number-columns-repeated="3"/>
          <table:table-cell table:style-name="ce23"/>
          <table:table-cell table:style-name="ce30"/>
        </table:table-row>
        <table:table-row table:style-name="ro3">
          <table:table-cell/>
          <table:table-cell table:style-name="ce7"/>
          <table:table-cell table:number-columns-repeated="8"/>
          <table:table-cell table:style-name="Default"/>
        </table:table-row>
        <table:table-row table:style-name="ro3">
          <table:table-cell/>
          <table:table-cell table:style-name="ce8"/>
          <table:table-cell table:style-name="ce17" office:value-type="string" table:number-columns-spanned="8" table:number-rows-spanned="1">
            <text:p>Valores de 0 a 10. Puntuación alta: 10</text:p>
          </table:table-cell>
          <table:covered-table-cell table:number-columns-repeated="7"/>
          <table:table-cell table:style-name="Default"/>
        </table:table-row>
        <table:table-row table:style-name="ro4">
          <table:table-cell table:style-name="ce2" office:value-type="string">
            <text:p>Núm</text:p>
          </table:table-cell>
          <table:table-cell table:style-name="ce9" office:value-type="string">
            <text:p>Heurísticos</text:p>
          </table:table-cell>
          <table:table-cell table:style-name="ce18" office:value-type="string" table:number-columns-spanned="4" table:number-rows-spanned="1">
            <text:p>Severidad</text:p>
          </table:table-cell>
          <table:covered-table-cell table:number-columns-repeated="2" table:style-name="ce18"/>
          <table:covered-table-cell table:style-name="ce25"/>
          <table:table-cell table:style-name="ce18" office:value-type="string" table:number-columns-spanned="4" table:number-rows-spanned="1">
            <text:p>Frecuencia</text:p>
          </table:table-cell>
          <table:covered-table-cell table:number-columns-repeated="2" table:style-name="ce18"/>
          <table:covered-table-cell table:style-name="ce25"/>
          <table:table-cell table:style-name="ce31" office:value-type="string">
            <text:p>Comentarios</text:p>
          </table:table-cell>
        </table:table-row>
        <table:table-row table:style-name="ro5">
          <table:table-cell table:style-name="ce3"/>
          <table:table-cell table:style-name="ce10" office:value-type="string">
            <text:p>Sección 1 – Visibilidad del estado del sistema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32" office:value-type="string">
            <text:p>Comentario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11" office:value-type="string">
            <text:p>¿Cada parte de la interfaz comienza con un título o encabezamiento que describa el contenido de la pantalla?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/>
          <table:table-cell table:style-name="ce27" table:formula="of:=HARMEAN([.C8];[.D8];[.E8])" office:value-type="float" office:value="8.47058823529412">
            <text:p>8,47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8];[.H8];[.I8])" office:value-type="float" office:value="8">
            <text:p>8,00</text:p>
          </table:table-cell>
          <table:table-cell table:style-name="ce33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11" office:value-type="string">
            <text:p>La terminología utilizada en los menús, ¿es consistente con el dominio de conocimiento del usuario en relación a la tarea a realizar?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0">
            <text:p>10</text:p>
          </table:table-cell>
          <table:table-cell table:style-name="ce20"/>
          <table:table-cell table:style-name="ce27" table:formula="of:=HARMEAN([.C9];[.D9];[.E9])" office:value-type="float" office:value="8.88888888888889">
            <text:p>8,89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9];[.H9];[.I9])" office:value-type="float" office:value="8">
            <text:p>8,00</text:p>
          </table:table-cell>
          <table:table-cell table:style-name="ce33"/>
        </table:table-row>
        <table:table-row table:style-name="ro8">
          <table:table-cell table:style-name="ce3" office:value-type="float" office:value="3">
            <text:p>3</text:p>
          </table:table-cell>
          <table:table-cell table:style-name="ce11" office:value-type="string">
            <text:p>¿El sistema provee visibilidad?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0">
            <text:p>10</text:p>
          </table:table-cell>
          <table:table-cell table:style-name="ce20"/>
          <table:table-cell table:style-name="ce27" table:formula="of:=HARMEAN([.C10];[.D10];[.E10])" office:value-type="float" office:value="8.23529411764706">
            <text:p>8,24</text:p>
          </table:table-cell>
          <table:table-cell table:style-name="ce20"/>
          <table:table-cell table:style-name="ce20" office:value-type="float" office:value="6">
            <text:p>6</text:p>
          </table:table-cell>
          <table:table-cell table:style-name="ce20"/>
          <table:table-cell table:style-name="ce27" table:formula="of:=HARMEAN([.G10];[.H10];[.I10])" office:value-type="float" office:value="6">
            <text:p>6,00</text:p>
          </table:table-cell>
          <table:table-cell table:style-name="ce33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11" office:value-type="string">
            <text:p>Si los usuarios navegan entre diferentes pantallas del sistema, ¿el sistema utiliza etiquetas conceptuales, mapa de menús o marcas de navegación a modo de ayuda?</text:p>
          </table:table-cell>
          <table:table-cell table:number-columns-repeated="2" table:style-name="ce20" office:value-type="float" office:value="8">
            <text:p>8</text:p>
          </table:table-cell>
          <table:table-cell table:style-name="ce20"/>
          <table:table-cell table:style-name="ce27" table:formula="of:=HARMEAN([.C11];[.D11];[.E11])" office:value-type="float" office:value="8">
            <text:p>8,00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11];[.H11];[.I11])" office:value-type="float" office:value="8">
            <text:p>8,00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>
            <text:p>Sección 2 – Lenguaje de los usuarios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32" office:value-type="string">
            <text:p>Comentario</text:p>
          </table:table-cell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11" office:value-type="string">
            <text:p>Cuando se ingresan datos en la pantalla, ¿la terminología utilizada para describir la tarea es familiar para los usuarios?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/>
          <table:table-cell table:style-name="ce27" table:formula="of:=HARMEAN([.C14];[.D14];[.E14])" office:value-type="float" office:value="8.47058823529412">
            <text:p>8,47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14];[.H14];[.I14])" office:value-type="float" office:value="8">
            <text:p>8,00</text:p>
          </table:table-cell>
          <table:table-cell table:style-name="ce33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11" office:value-type="string">
            <text:p>Cuando la pantalla incluye preguntas que deben ser respondidas, ¿el lenguaje es simple y claro?</text:p>
          </table:table-cell>
          <table:table-cell table:number-columns-repeated="2" table:style-name="ce20" office:value-type="float" office:value="8">
            <text:p>8</text:p>
          </table:table-cell>
          <table:table-cell table:style-name="ce20"/>
          <table:table-cell table:style-name="ce27" table:formula="of:=HARMEAN([.C15];[.D15];[.E15])" office:value-type="float" office:value="8">
            <text:p>8,00</text:p>
          </table:table-cell>
          <table:table-cell table:style-name="ce20"/>
          <table:table-cell table:style-name="ce20" office:value-type="float" office:value="9">
            <text:p>9</text:p>
          </table:table-cell>
          <table:table-cell table:style-name="ce20"/>
          <table:table-cell table:style-name="ce27" table:formula="of:=HARMEAN([.G15];[.H15];[.I15])" office:value-type="float" office:value="9">
            <text:p>9,00</text:p>
          </table:table-cell>
          <table:table-cell table:style-name="ce33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11" office:value-type="string">
            <text:p>Las opciones de los menús, ¿se corresponden lógicamente con categorías que tengan un significado unívoco?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7">
            <text:p>7</text:p>
          </table:table-cell>
          <table:table-cell table:style-name="ce20"/>
          <table:table-cell table:style-name="ce27" table:formula="of:=HARMEAN([.C16];[.D16];[.E16])" office:value-type="float" office:value="7.875">
            <text:p>7,88</text:p>
          </table:table-cell>
          <table:table-cell table:style-name="ce20"/>
          <table:table-cell table:style-name="ce20" office:value-type="float" office:value="7">
            <text:p>7</text:p>
          </table:table-cell>
          <table:table-cell table:style-name="ce20"/>
          <table:table-cell table:style-name="ce27" table:formula="of:=HARMEAN([.G16];[.H16];[.I16])" office:value-type="float" office:value="7">
            <text:p>7,00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9">
          <table:table-cell table:style-name="ce3"/>
          <table:table-cell table:style-name="ce10" office:value-type="string">
            <text:p>Sección 3 – Control y libertad para el usuario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32" office:value-type="string">
            <text:p>Comentario</text:p>
          </table:table-cell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11" office:value-type="string">
            <text:p>Cuando una tarea efectuada por el usuario se completa, ¿el sistema espera alguna señal del usuario antes de procesar la tarea?</text:p>
          </table:table-cell>
          <table:table-cell table:number-columns-repeated="2" table:style-name="ce20" office:value-type="float" office:value="6">
            <text:p>6</text:p>
          </table:table-cell>
          <table:table-cell table:style-name="ce20"/>
          <table:table-cell table:style-name="ce27" table:formula="of:=HARMEAN([.C19];[.D19];[.E19])" office:value-type="float" office:value="6">
            <text:p>6,00</text:p>
          </table:table-cell>
          <table:table-cell table:style-name="ce20"/>
          <table:table-cell table:style-name="ce20" office:value-type="float" office:value="10">
            <text:p>10</text:p>
          </table:table-cell>
          <table:table-cell table:style-name="ce20"/>
          <table:table-cell table:style-name="ce27" table:formula="of:=HARMEAN([.G19];[.H19];[.I19])" office:value-type="float" office:value="10">
            <text:p>10,00</text:p>
          </table:table-cell>
          <table:table-cell table:style-name="ce33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11" office:value-type="string">
            <text:p>¿Se pregunta al usuario que confirme acciones que tendrán consecuencias drásticas, negativas o destructivas?</text:p>
          </table:table-cell>
          <table:table-cell table:number-columns-repeated="2" table:style-name="ce20" office:value-type="float" office:value="10">
            <text:p>10</text:p>
          </table:table-cell>
          <table:table-cell table:style-name="ce20"/>
          <table:table-cell table:style-name="ce27" table:formula="of:=HARMEAN([.C20];[.D20];[.E20])" office:value-type="float" office:value="10">
            <text:p>10,00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20];[.H20];[.I20])" office:value-type="float" office:value="8">
            <text:p>8,00</text:p>
          </table:table-cell>
          <table:table-cell table:style-name="ce33"/>
        </table:table-row>
        <table:table-row table:style-name="ro7">
          <table:table-cell table:style-name="ce3" office:value-type="float" office:value="3">
            <text:p>3</text:p>
          </table:table-cell>
          <table:table-cell table:style-name="ce11" office:value-type="string">
            <text:p>¿Existe una función para deshacer al nivel de cada acción simple, cada entrada de datos y cada grupo de acciones completadas?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/>
          <table:table-cell table:style-name="ce27" table:formula="of:=HARMEAN([.C21];[.D21];[.E21])" office:value-type="float" office:value="7">
            <text:p>7,00</text:p>
          </table:table-cell>
          <table:table-cell table:style-name="ce20"/>
          <table:table-cell table:style-name="ce20" office:value-type="float" office:value="7">
            <text:p>7</text:p>
          </table:table-cell>
          <table:table-cell table:style-name="ce20"/>
          <table:table-cell table:style-name="ce27" table:formula="of:=HARMEAN([.G21];[.H21];[.I21])" office:value-type="float" office:value="7">
            <text:p>7,00</text:p>
          </table:table-cell>
          <table:table-cell table:style-name="ce33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11" office:value-type="string">
            <text:p>¿Los menús son anchos (muchos ítems) antes que profundos (muchos niveles)?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/>
          <table:table-cell table:style-name="ce27" table:formula="of:=HARMEAN([.C22];[.D22];[.E22])" office:value-type="float" office:value="5.45454545454545">
            <text:p>5,45</text:p>
          </table:table-cell>
          <table:table-cell table:style-name="ce20"/>
          <table:table-cell table:style-name="ce20" office:value-type="float" office:value="5">
            <text:p>5</text:p>
          </table:table-cell>
          <table:table-cell table:style-name="ce20"/>
          <table:table-cell table:style-name="ce27" table:formula="of:=HARMEAN([.G22];[.H22];[.I22])" office:value-type="float" office:value="5">
            <text:p>5,00</text:p>
          </table:table-cell>
          <table:table-cell table:style-name="ce33"/>
        </table:table-row>
        <table:table-row table:style-name="ro7">
          <table:table-cell table:style-name="ce3" office:value-type="float" office:value="5">
            <text:p>5</text:p>
          </table:table-cell>
          <table:table-cell table:style-name="ce11" office:value-type="string">
            <text:p>Si el sistema posee menús de varios niveles, ¿existe algún mecanismo que permita a los usuarios regresar al menú previo?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/>
          <table:table-cell table:style-name="ce27" table:formula="of:=HARMEAN([.C23];[.D23];[.E23])" office:value-type="float" office:value="5.45454545454545">
            <text:p>5,45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23];[.H23];[.I23])" office:value-type="float" office:value="8">
            <text:p>8,00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>
            <text:p>Sección 4 – Consistencia y estándares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32" office:value-type="string">
            <text:p>Comentario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11" office:value-type="string">
            <text:p>¿El abuso de letras en mayúscula en la pantalla ha sido evitado?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9">
            <text:p>9</text:p>
          </table:table-cell>
          <table:table-cell table:style-name="ce20"/>
          <table:table-cell table:style-name="ce27" table:formula="of:=HARMEAN([.C26];[.D26];[.E26])" office:value-type="float" office:value="7.875">
            <text:p>7,88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7" table:formula="of:=HARMEAN([.G26];[.H26];[.I26])" office:value-type="float" office:value="1">
            <text:p>1,00</text:p>
          </table:table-cell>
          <table:table-cell table:style-name="ce33"/>
        </table:table-row>
        <table:table-row table:style-name="ro8">
          <table:table-cell table:style-name="ce3" office:value-type="float" office:value="2">
            <text:p>2</text:p>
          </table:table-cell>
          <table:table-cell table:style-name="ce11" office:value-type="string">
            <text:p>¿Cada ventana posee un título?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0"/>
          <table:table-cell table:style-name="ce27" table:formula="of:=HARMEAN([.C27];[.D27];[.E27])" office:value-type="float" office:value="5">
            <text:p>5,00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27];[.H27];[.I27])" office:value-type="float" office:value="8">
            <text:p>8,00</text:p>
          </table:table-cell>
          <table:table-cell table:style-name="ce33"/>
        </table:table-row>
        <table:table-row table:style-name="ro8">
          <table:table-cell table:style-name="ce3" office:value-type="float" office:value="3">
            <text:p>3</text:p>
          </table:table-cell>
          <table:table-cell table:style-name="ce11" office:value-type="string">
            <text:p>¿Los menús son presentados de manera vertical?</text:p>
          </table:table-cell>
          <table:table-cell table:number-columns-repeated="2" table:style-name="ce20" office:value-type="float" office:value="5">
            <text:p>5</text:p>
          </table:table-cell>
          <table:table-cell table:style-name="ce20"/>
          <table:table-cell table:style-name="ce27" table:formula="of:=HARMEAN([.C28];[.D28];[.E28])" office:value-type="float" office:value="5">
            <text:p>5,00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28];[.H28];[.I28])" office:value-type="float" office:value="8">
            <text:p>8,00</text:p>
          </table:table-cell>
          <table:table-cell table:style-name="ce33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11" office:value-type="string">
            <text:p>¿Los títulos de los menús están centrados o justificados a la izquierda?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/>
          <table:table-cell table:style-name="ce27" table:formula="of:=HARMEAN([.C29];[.D29];[.E29])" office:value-type="float" office:value="5.45454545454545">
            <text:p>5,45</text:p>
          </table:table-cell>
          <table:table-cell table:style-name="ce20"/>
          <table:table-cell table:style-name="ce20" office:value-type="float" office:value="5">
            <text:p>5</text:p>
          </table:table-cell>
          <table:table-cell table:style-name="ce20"/>
          <table:table-cell table:style-name="ce27" table:formula="of:=HARMEAN([.G29];[.H29];[.I29])" office:value-type="float" office:value="5">
            <text:p>5,00</text:p>
          </table:table-cell>
          <table:table-cell table:style-name="ce35" office:value-type="string">
            <text:p>ES UN PUTO MOVIL ESTÁ TODO EN VERTICAL!!!!!!!!!!!!!!!!!</text:p>
          </table:table-cell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11" office:value-type="string">
            <text:p>¿Las técnicas para atraer al usuario están utilizadas de manera cuidadosa?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/>
          <table:table-cell table:style-name="ce27" table:formula="of:=HARMEAN([.C30];[.D30];[.E30])" office:value-type="float" office:value="7">
            <text:p>7,00</text:p>
          </table:table-cell>
          <table:table-cell table:style-name="ce20"/>
          <table:table-cell table:style-name="ce20" office:value-type="float" office:value="4">
            <text:p>4</text:p>
          </table:table-cell>
          <table:table-cell table:style-name="ce20"/>
          <table:table-cell table:style-name="ce27" table:formula="of:=HARMEAN([.G30];[.H30];[.I30])" office:value-type="float" office:value="4">
            <text:p>4,00</text:p>
          </table:table-cell>
          <table:table-cell table:style-name="ce33"/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11" office:value-type="string">
            <text:p>Intensidad: solo dos niveles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0"/>
          <table:table-cell table:style-name="ce27" table:formula="of:=HARMEAN([.C31];[.D31];[.E31])" office:value-type="float" office:value="4">
            <text:p>4,00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31];[.H31];[.I31])" office:value-type="float" office:value="8">
            <text:p>8,00</text:p>
          </table:table-cell>
          <table:table-cell table:style-name="ce33"/>
        </table:table-row>
        <table:table-row table:style-name="ro8">
          <table:table-cell table:style-name="ce3" office:value-type="float" office:value="7">
            <text:p>7</text:p>
          </table:table-cell>
          <table:table-cell table:style-name="ce11" office:value-type="string">
            <text:p>Tamaño: hasta cuatro veces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/>
          <table:table-cell table:style-name="ce27" table:formula="of:=HARMEAN([.C32];[.D32];[.E32])" office:value-type="float" office:value="3.42857142857143">
            <text:p>3,43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32];[.H32];[.I32])" office:value-type="float" office:value="8">
            <text:p>8,00</text:p>
          </table:table-cell>
          <table:table-cell table:style-name="ce33"/>
        </table:table-row>
        <table:table-row table:style-name="ro8">
          <table:table-cell table:style-name="ce3" office:value-type="float" office:value="8">
            <text:p>8</text:p>
          </table:table-cell>
          <table:table-cell table:style-name="ce11" office:value-type="string">
            <text:p>Fuentes: hasta tres tipos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0"/>
          <table:table-cell table:style-name="ce27" table:formula="of:=HARMEAN([.C33];[.D33];[.E33])" office:value-type="float" office:value="4">
            <text:p>4,00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33];[.H33];[.I33])" office:value-type="float" office:value="8">
            <text:p>8,00</text:p>
          </table:table-cell>
          <table:table-cell table:style-name="ce33"/>
        </table:table-row>
        <table:table-row table:style-name="ro8">
          <table:table-cell table:style-name="ce3" office:value-type="float" office:value="9">
            <text:p>9</text:p>
          </table:table-cell>
          <table:table-cell table:style-name="ce11" office:value-type="string">
            <text:p>Color: hasta cuatro colores diferentes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0"/>
          <table:table-cell table:style-name="ce27" table:formula="of:=HARMEAN([.C34];[.D34];[.E34])" office:value-type="float" office:value="4">
            <text:p>4,00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34];[.H34];[.I34])" office:value-type="float" office:value="8">
            <text:p>8,00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10">
          <table:table-cell table:style-name="ce3"/>
          <table:table-cell table:style-name="ce10" office:value-type="string">
            <text:p>Sección 5 – Ayuda a los usuarios: Reconocimiento, diagnóstico y recuperación de errores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32" office:value-type="string">
            <text:p>Comentario</text:p>
          </table:table-cell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11" office:value-type="string">
            <text:p>¿Los mensajes de error están expresados de manera que es el sistema, y no el usuario, quien se haga cargo de los errores?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/>
          <table:table-cell table:style-name="ce27" table:formula="of:=HARMEAN([.C37];[.D37];[.E37])" office:value-type="float" office:value="6.46153846153846">
            <text:p>6,46</text:p>
          </table:table-cell>
          <table:table-cell table:style-name="ce20"/>
          <table:table-cell table:style-name="ce20" office:value-type="float" office:value="7">
            <text:p>7</text:p>
          </table:table-cell>
          <table:table-cell table:style-name="ce20"/>
          <table:table-cell table:style-name="ce27" table:formula="of:=HARMEAN([.G37];[.H37];[.I37])" office:value-type="float" office:value="7">
            <text:p>7,00</text:p>
          </table:table-cell>
          <table:table-cell table:style-name="ce33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11" office:value-type="string">
            <text:p>¿Los mensajes de error sugieren la causa del problema que los ha ocasionado?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9">
            <text:p>9</text:p>
          </table:table-cell>
          <table:table-cell table:style-name="ce20"/>
          <table:table-cell table:style-name="ce27" table:formula="of:=HARMEAN([.C38];[.D38];[.E38])" office:value-type="float" office:value="9.47368421052632">
            <text:p>9,47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38];[.H38];[.I38])" office:value-type="float" office:value="8">
            <text:p>8,00</text:p>
          </table:table-cell>
          <table:table-cell table:style-name="ce33"/>
        </table:table-row>
        <table:table-row table:style-name="ro11">
          <table:table-cell table:style-name="ce3" office:value-type="float" office:value="3">
            <text:p>3</text:p>
          </table:table-cell>
          <table:table-cell table:style-name="ce11" office:value-type="string">
            <text:p>Si el sistema está pensado para que lo utilicen tanto usuarios expertos como novatos, ¿existen diferentes niveles de complejidad en los mensajes de error disponibles?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style-name="ce20"/>
          <table:table-cell table:style-name="ce27" table:formula="of:=HARMEAN([.C39];[.D39];[.E39])" office:value-type="float" office:value="4.8">
            <text:p>4,80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7" table:formula="of:=HARMEAN([.G39];[.H39];[.I39])" office:value-type="float" office:value="1">
            <text:p>1,00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>
            <text:p>Sección 6 – Prevención de errores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32" office:value-type="string">
            <text:p>Comentario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11" office:value-type="string">
            <text:p>¿El sistema previene a los usuarios de cometer errores siempre que esto es posible?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/>
          <table:table-cell table:style-name="ce27" table:formula="of:=HARMEAN([.C42];[.D42];[.E42])" office:value-type="float" office:value="6.46153846153846">
            <text:p>6,46</text:p>
          </table:table-cell>
          <table:table-cell table:style-name="ce20"/>
          <table:table-cell table:style-name="ce20" office:value-type="float" office:value="7">
            <text:p>7</text:p>
          </table:table-cell>
          <table:table-cell table:style-name="ce20"/>
          <table:table-cell table:style-name="ce27" table:formula="of:=HARMEAN([.G42];[.H42];[.I42])" office:value-type="float" office:value="7">
            <text:p>7,00</text:p>
          </table:table-cell>
          <table:table-cell table:style-name="ce33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11" office:value-type="string">
            <text:p>Los campos en las pantallas de entrada de datos y las cajas de diálogo, ¿contienen valores por defecto cuando corresponde?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/>
          <table:table-cell table:style-name="ce27" table:formula="of:=HARMEAN([.C43];[.D43];[.E43])" office:value-type="float" office:value="5.45454545454545">
            <text:p>5,45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7" table:formula="of:=HARMEAN([.G43];[.H43];[.I43])" office:value-type="float" office:value="1">
            <text:p>1,00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9">
          <table:table-cell table:style-name="ce3"/>
          <table:table-cell table:style-name="ce10" office:value-type="string">
            <text:p>Sección 7 – Reconocimiento antes que cancelación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32" office:value-type="string">
            <text:p>Comentario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11" office:value-type="string">
            <text:p>¿El despliegue de datos comienza en la parte superior izquierda de la pantalla?</text:p>
          </table:table-cell>
          <table:table-cell table:number-columns-repeated="2" table:style-name="ce20" office:value-type="float" office:value="7">
            <text:p>7</text:p>
          </table:table-cell>
          <table:table-cell table:style-name="ce20"/>
          <table:table-cell table:style-name="ce27" table:formula="of:=HARMEAN([.C46];[.D46];[.E46])" office:value-type="float" office:value="7">
            <text:p>7,00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46];[.H46];[.I46])" office:value-type="float" office:value="8">
            <text:p>8,00</text:p>
          </table:table-cell>
          <table:table-cell table:style-name="ce33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11" office:value-type="string">
            <text:p>¿Las áreas de texto tienen “espacios de respiración” que las rodeen?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7">
            <text:p>7</text:p>
          </table:table-cell>
          <table:table-cell table:style-name="ce20"/>
          <table:table-cell table:style-name="ce27" table:formula="of:=HARMEAN([.C47];[.D47];[.E47])" office:value-type="float" office:value="7.46666666666667">
            <text:p>7,47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47];[.H47];[.I47])" office:value-type="float" office:value="8">
            <text:p>8,00</text:p>
          </table:table-cell>
          <table:table-cell table:style-name="ce33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11" office:value-type="string">
            <text:p>¿Se utiliza el espacio en blanco para crear simetría y guiar al ojo del usuario en la dirección adecuada?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7">
            <text:p>7</text:p>
          </table:table-cell>
          <table:table-cell table:style-name="ce20"/>
          <table:table-cell table:style-name="ce27" table:formula="of:=HARMEAN([.C48];[.D48];[.E48])" office:value-type="float" office:value="7.46666666666667">
            <text:p>7,47</text:p>
          </table:table-cell>
          <table:table-cell table:style-name="ce20"/>
          <table:table-cell table:style-name="ce20" office:value-type="float" office:value="9">
            <text:p>9</text:p>
          </table:table-cell>
          <table:table-cell table:style-name="ce20"/>
          <table:table-cell table:style-name="ce27" table:formula="of:=HARMEAN([.G48];[.H48];[.I48])" office:value-type="float" office:value="9">
            <text:p>9,00</text:p>
          </table:table-cell>
          <table:table-cell table:style-name="ce33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11" office:value-type="string">
            <text:p>¿Se han agrupado los ítems en zonas lógicas, utilizando encabezamientos para distinguir entre dichas zonas?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C49];[.D49];[.E49])" office:value-type="float" office:value="7.46666666666667">
            <text:p>7,47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49];[.H49];[.I49])" office:value-type="float" office:value="8">
            <text:p>8,00</text:p>
          </table:table-cell>
          <table:table-cell table:style-name="ce33"/>
        </table:table-row>
        <table:table-row table:style-name="ro7">
          <table:table-cell table:style-name="ce3" office:value-type="float" office:value="5">
            <text:p>5</text:p>
          </table:table-cell>
          <table:table-cell table:style-name="ce11" office:value-type="string">
            <text:p>¿Las zonas han sido separadas por espacios, líneas, color, letras, títulos resaltados, líneas de separación o áreas sombreadas?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C50];[.D50];[.E50])" office:value-type="float" office:value="7.46666666666667">
            <text:p>7,47</text:p>
          </table:table-cell>
          <table:table-cell table:style-name="ce20"/>
          <table:table-cell table:style-name="ce20" office:value-type="float" office:value="7">
            <text:p>7</text:p>
          </table:table-cell>
          <table:table-cell table:style-name="ce20"/>
          <table:table-cell table:style-name="ce27" table:formula="of:=HARMEAN([.G50];[.H50];[.I50])" office:value-type="float" office:value="7">
            <text:p>7,00</text:p>
          </table:table-cell>
          <table:table-cell table:style-name="ce33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11" office:value-type="string">
            <text:p>¿Existe un buen contraste de brillo y de color entre los colores usados para imágenes y fondo?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/>
          <table:table-cell table:style-name="ce27" table:formula="of:=HARMEAN([.C51];[.D51];[.E51])" office:value-type="float" office:value="6.46153846153846">
            <text:p>6,46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51];[.H51];[.I51])" office:value-type="float" office:value="8">
            <text:p>8,00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number-columns-repeated="3" table:style-name="ce21"/>
          <table:table-cell table:style-name="ce27" table:formula="of:=HARMEAN([.C52];[.D52];[.E52])" office:value-type="float" office:value="0">
            <text:p>#VALOR!</text:p>
          </table:table-cell>
          <table:table-cell table:number-columns-repeated="3" table:style-name="ce21"/>
          <table:table-cell table:style-name="ce27" table:formula="of:=HARMEAN([.G52];[.H52];[.I52])" office:value-type="float" office:value="0">
            <text:p>#VALOR!</text:p>
          </table:table-cell>
          <table:table-cell table:style-name="ce34"/>
        </table:table-row>
        <table:table-row table:style-name="ro9">
          <table:table-cell table:style-name="ce3"/>
          <table:table-cell table:style-name="ce10" office:value-type="string">
            <text:p>Sección 8 – Estética de diálogos y diseño minimalista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32" office:value-type="string">
            <text:p>Comentario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11" office:value-type="string">
            <text:p>¿Los títulos de los menús son breves pero suficientemente largos como para comunicar su contenido?</text:p>
          </table:table-cell>
          <table:table-cell table:number-columns-repeated="2" table:style-name="ce20" office:value-type="float" office:value="9">
            <text:p>9</text:p>
          </table:table-cell>
          <table:table-cell table:style-name="ce20"/>
          <table:table-cell table:style-name="ce27" table:formula="of:=HARMEAN([.C54];[.D54];[.E54])" office:value-type="float" office:value="9">
            <text:p>9,00</text:p>
          </table:table-cell>
          <table:table-cell table:style-name="ce20"/>
          <table:table-cell table:style-name="ce20" office:value-type="float" office:value="9">
            <text:p>9</text:p>
          </table:table-cell>
          <table:table-cell table:style-name="ce20"/>
          <table:table-cell table:style-name="ce27" table:formula="of:=HARMEAN([.G54];[.H54];[.I54])" office:value-type="float" office:value="9">
            <text:p>9,00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>
            <text:p>Sección 9 – Ayuda general y documentación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32" office:value-type="string">
            <text:p>Comentario</text:p>
          </table:table-cell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11" office:value-type="string">
            <text:p>¿La función de ayuda del menú es visible?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7">
            <text:p>7</text:p>
          </table:table-cell>
          <table:table-cell table:style-name="ce20"/>
          <table:table-cell table:style-name="ce27" table:formula="of:=HARMEAN([.C57];[.D57];[.E57])" office:value-type="float" office:value="7.46666666666667">
            <text:p>7,47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7" table:formula="of:=HARMEAN([.G57];[.H57];[.I57])" office:value-type="float" office:value="1">
            <text:p>1,00</text:p>
          </table:table-cell>
          <table:table-cell table:style-name="ce33" office:value-type="string">
            <text:p>No hay ayuda.</text:p>
          </table:table-cell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9">
          <table:table-cell table:style-name="ce3"/>
          <table:table-cell table:style-name="ce10" office:value-type="string">
            <text:p>Sección 10 – Interacción con el usuario placentera y respetuosa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32" office:value-type="string">
            <text:p>Comentario</text:p>
          </table:table-cell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11" office:value-type="string">
            <text:p>12.3 ¿Se ha usado el color con discreción?</text:p>
          </table:table-cell>
          <table:table-cell table:number-columns-repeated="2" table:style-name="ce20" office:value-type="float" office:value="6">
            <text:p>6</text:p>
          </table:table-cell>
          <table:table-cell table:style-name="ce20"/>
          <table:table-cell table:style-name="ce27" table:formula="of:=HARMEAN([.C60];[.D60];[.E60])" office:value-type="float" office:value="6">
            <text:p>6,00</text:p>
          </table:table-cell>
          <table:table-cell table:style-name="ce20"/>
          <table:table-cell table:style-name="ce20" office:value-type="float" office:value="7">
            <text:p>7</text:p>
          </table:table-cell>
          <table:table-cell table:style-name="ce20"/>
          <table:table-cell table:style-name="ce27" table:formula="of:=HARMEAN([.G60];[.H60];[.I60])" office:value-type="float" office:value="7">
            <text:p>7,00</text:p>
          </table:table-cell>
          <table:table-cell table:style-name="ce33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11" office:value-type="string">
            <text:p>12.8 ¿Los requerimientos de tecleo son mínimos para las interfaces de pregunta y respuesta?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C61];[.D61];[.E61])" office:value-type="float" office:value="8.47058823529412">
            <text:p>8,47</text:p>
          </table:table-cell>
          <table:table-cell table:style-name="ce20"/>
          <table:table-cell table:style-name="ce20" office:value-type="float" office:value="9">
            <text:p>9</text:p>
          </table:table-cell>
          <table:table-cell table:style-name="ce20"/>
          <table:table-cell table:style-name="ce27" table:formula="of:=HARMEAN([.G61];[.H61];[.I61])" office:value-type="float" office:value="9">
            <text:p>9,00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>
            <text:p>Sección 11 – Privacidad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32" office:value-type="string">
            <text:p>Comentario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1" office:value-type="string">
            <text:p>¿Las áreas protegidas son completamente inaccesibles?</text:p>
          </table:table-cell>
          <table:table-cell table:style-name="ce20" office:value-type="string">
            <text:p>?</text:p>
          </table:table-cell>
          <table:table-cell table:number-columns-repeated="2" table:style-name="ce20"/>
          <table:table-cell table:style-name="ce27" table:formula="of:=HARMEAN([.C64];[.D64];[.E64])" office:value-type="float" office:value="0">
            <text:p>#VALOR!</text:p>
          </table:table-cell>
          <table:table-cell table:number-columns-repeated="3" table:style-name="ce20"/>
          <table:table-cell table:style-name="ce27" table:formula="of:=HARMEAN([.G64];[.H64];[.I64])" office:value-type="float" office:value="0">
            <text:p>#VALOR!</text:p>
          </table:table-cell>
          <table:table-cell table:style-name="ce33" office:value-type="string">
            <text:p>No evaluable en el prototipo</text:p>
          </table:table-cell>
        </table:table-row>
        <table:table-row table:style-name="ro12">
          <table:table-cell table:style-name="ce3" office:value-type="float" office:value="2">
            <text:p>2</text:p>
          </table:table-cell>
          <table:table-cell table:style-name="ce11" office:value-type="string">
            <text:p>¿Puede accederse con ciertas palabras clave a las áreas confidenciales o protegidas?</text:p>
          </table:table-cell>
          <table:table-cell table:style-name="ce20" office:value-type="string">
            <text:p>?</text:p>
          </table:table-cell>
          <table:table-cell table:number-columns-repeated="2" table:style-name="ce20"/>
          <table:table-cell table:style-name="ce27" table:formula="of:=HARMEAN([.C65];[.D65];[.E65])" office:value-type="float" office:value="0">
            <text:p>#VALOR!</text:p>
          </table:table-cell>
          <table:table-cell table:number-columns-repeated="3" table:style-name="ce20"/>
          <table:table-cell table:style-name="ce27" table:formula="of:=HARMEAN([.G65];[.H65];[.I65])" office:value-type="float" office:value="0">
            <text:p>#VALOR!</text:p>
          </table:table-cell>
          <table:table-cell table:style-name="ce33" office:value-type="string">
            <text:p>No evaluable en el prototipo</text:p>
          </table:table-cell>
        </table:table-row>
        <table:table-row table:style-name="ro3">
          <table:table-cell table:style-name="ce5"/>
          <table:table-cell table:style-name="ce13"/>
          <table:table-cell table:style-name="ce22" table:number-columns-repeated="3"/>
          <table:table-cell table:style-name="ce27"/>
          <table:table-cell table:style-name="ce22" table:number-columns-repeated="3"/>
          <table:table-cell table:style-name="ce27"/>
          <table:table-cell table:style-name="ce36"/>
        </table:table-row>
        <table:table-row table:style-name="ro5">
          <table:table-cell table:style-name="ce3"/>
          <table:table-cell table:style-name="ce10" office:value-type="string">
            <text:p>Sección 12 – Integración móvil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Media</text:p>
          </table:table-cell>
          <table:table-cell table:style-name="ce32" office:value-type="string">
            <text:p>Comentario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11" office:value-type="string">
            <text:p>La cantidad de información mostrada está adaptada al tamaño reducido de la misma</text:p>
          </table:table-cell>
          <table:table-cell table:number-columns-repeated="2" table:style-name="ce20" office:value-type="float" office:value="10">
            <text:p>10</text:p>
          </table:table-cell>
          <table:table-cell table:style-name="ce20"/>
          <table:table-cell table:style-name="ce27" table:formula="of:=HARMEAN([.C68];[.D68];[.E68])" office:value-type="float" office:value="10">
            <text:p>10,00</text:p>
          </table:table-cell>
          <table:table-cell table:style-name="ce20"/>
          <table:table-cell table:style-name="ce20" office:value-type="float" office:value="7">
            <text:p>7</text:p>
          </table:table-cell>
          <table:table-cell table:style-name="ce20"/>
          <table:table-cell table:style-name="ce27" table:formula="of:=HARMEAN([.G68];[.H68];[.I68])" office:value-type="float" office:value="7">
            <text:p>7,00</text:p>
          </table:table-cell>
          <table:table-cell table:style-name="ce33" office:value-type="string">
            <text:p>En alguna ventana me parece que hay exceso de información.</text:p>
          </table:table-cell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11" office:value-type="string">
            <text:p>Se aprovechan las capacidades de la tecnología móvil (localización, fotografía, pantalla táctil...)</text:p>
          </table:table-cell>
          <table:table-cell table:number-columns-repeated="2" table:style-name="ce20" office:value-type="float" office:value="8">
            <text:p>8</text:p>
          </table:table-cell>
          <table:table-cell table:style-name="ce20"/>
          <table:table-cell table:style-name="ce27" table:formula="of:=HARMEAN([.C69];[.D69];[.E69])" office:value-type="float" office:value="8">
            <text:p>8,00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69];[.H69];[.I69])" office:value-type="float" office:value="8">
            <text:p>8,00</text:p>
          </table:table-cell>
          <table:table-cell table:style-name="ce33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11" office:value-type="string">
            <text:p>El usuario sabe en qué página se encuentra en todo momento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/>
          <table:table-cell table:style-name="ce27" table:formula="of:=HARMEAN([.C70];[.D70];[.E70])" office:value-type="float" office:value="6.46153846153846">
            <text:p>6,46</text:p>
          </table:table-cell>
          <table:table-cell table:style-name="ce20"/>
          <table:table-cell table:style-name="ce20" office:value-type="float" office:value="8">
            <text:p>8</text:p>
          </table:table-cell>
          <table:table-cell table:style-name="ce20"/>
          <table:table-cell table:style-name="ce27" table:formula="of:=HARMEAN([.G70];[.H70];[.I70])" office:value-type="float" office:value="8">
            <text:p>8,00</text:p>
          </table:table-cell>
          <table:table-cell table:style-name="ce33"/>
        </table:table-row>
        <table:table-row table:style-name="ro8">
          <table:table-cell table:style-name="ce3" office:value-type="float" office:value="4">
            <text:p>4</text:p>
          </table:table-cell>
          <table:table-cell table:style-name="ce11" office:value-type="string">
            <text:p>El tamaño del texto se adapta para una lectura cómoda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/>
          <table:table-cell table:style-name="ce27" table:formula="of:=HARMEAN([.C71];[.D71];[.E71])" office:value-type="float" office:value="9.47368421052632">
            <text:p>9,47</text:p>
          </table:table-cell>
          <table:table-cell table:style-name="ce20"/>
          <table:table-cell table:style-name="ce20" office:value-type="float" office:value="4">
            <text:p>4</text:p>
          </table:table-cell>
          <table:table-cell table:style-name="ce20"/>
          <table:table-cell table:style-name="ce27" table:formula="of:=HARMEAN([.G71];[.H71];[.I71])" office:value-type="float" office:value="4">
            <text:p>4,00</text:p>
          </table:table-cell>
          <table:table-cell table:style-name="ce33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11" office:value-type="string">
            <text:p>Los botones de uso poco frecuente están ocultos pero accesibles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/>
          <table:table-cell table:style-name="ce27" table:formula="of:=HARMEAN([.C72];[.D72];[.E72])" office:value-type="float" office:value="6.46153846153846">
            <text:p>6,46</text:p>
          </table:table-cell>
          <table:table-cell table:style-name="ce20"/>
          <table:table-cell table:style-name="ce20" office:value-type="float" office:value="5">
            <text:p>5</text:p>
          </table:table-cell>
          <table:table-cell table:style-name="ce20"/>
          <table:table-cell table:style-name="ce27" table:formula="of:=HARMEAN([.G72];[.H72];[.I72])" office:value-type="float" office:value="5">
            <text:p>5,00</text:p>
          </table:table-cell>
          <table:table-cell table:style-name="ce33"/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11" office:value-type="string">
            <text:p>Las alertas y avisos son configurables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0"/>
          <table:table-cell table:style-name="ce27" table:formula="of:=HARMEAN([.C73];[.D73];[.E73])" office:value-type="float" office:value="4">
            <text:p>4,00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7" table:formula="of:=HARMEAN([.G73];[.H73];[.I73])" office:value-type="float" office:value="1">
            <text:p>1,00</text:p>
          </table:table-cell>
          <table:table-cell table:style-name="ce33"/>
        </table:table-row>
        <table:table-row table:style-name="ro8">
          <table:table-cell table:style-name="ce3" office:value-type="float" office:value="7">
            <text:p>7</text:p>
          </table:table-cell>
          <table:table-cell table:style-name="ce11" office:value-type="string">
            <text:p>El consumo de datos en red móvil es configurable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style-name="ce20"/>
          <table:table-cell table:style-name="ce27" table:formula="of:=HARMEAN([.C74];[.D74];[.E74])" office:value-type="float" office:value="4.8">
            <text:p>4,80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7" table:formula="of:=HARMEAN([.G74];[.H74];[.I74])" office:value-type="float" office:value="1">
            <text:p>1,00</text:p>
          </table:table-cell>
          <table:table-cell table:style-name="ce33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 style:data-style-name="N2" text:time-value="0000-00-00T19:02:44.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7:35:50.498525769</meta:creation-date>
    <meta:generator>LibreOffice/4.0.1.2$Windows_x86 LibreOffice_project/84102822e3d61eb989ddd325abf1ac077904985</meta:generator>
    <dc:date>2014-12-03T19:17:37.01</dc:date>
    <meta:editing-duration>PT1H51M19S</meta:editing-duration>
    <meta:editing-cycles>12</meta:editing-cycles>
    <meta:document-statistic meta:table-count="1" meta:cell-count="593" meta:object-count="0"/>
  </office:meta>
</office:document-meta>
</file>